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language="ru" fo:country="RU" fo:font-weight="bol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Heading_20_1">
      <style:paragraph-properties fo:line-height="150%"/>
    </style:style>
    <style:style style:name="P6" style:family="paragraph" style:parent-style-name="Heading_20_1">
      <style:paragraph-properties fo:line-height="150%" fo:break-before="page"/>
    </style:style>
    <style:style style:name="P7" style:family="paragraph" style:parent-style-name="Heading_20_2">
      <style:paragraph-properties fo:line-height="150%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 style:list-style-name="L1">
      <style:paragraph-properties fo:line-height="150%"/>
    </style:style>
    <style:style style:name="P10" style:family="paragraph" style:parent-style-name="Text_20_body" style:list-style-name="L2">
      <style:paragraph-properties fo:line-height="150%"/>
    </style:style>
    <style:style style:name="P11" style:family="paragraph" style:parent-style-name="Text_20_body" style:list-style-name="L3">
      <style:paragraph-properties fo:line-height="150%"/>
    </style:style>
    <style:style style:name="P12" style:family="paragraph" style:parent-style-name="Text_20_body" style:list-style-name="L4">
      <style:paragraph-properties fo:line-height="150%"/>
    </style:style>
    <style:style style:name="P13" style:family="paragraph" style:parent-style-name="Text_20_body" style:list-style-name="L3">
      <style:paragraph-properties fo:line-height="150%"/>
      <style:text-properties fo:language="en" fo:country="US"/>
    </style:style>
    <style:style style:name="P14" style:family="paragraph" style:parent-style-name="Text_20_body" style:list-style-name="L4">
      <style:paragraph-properties fo:line-height="150%"/>
      <style:text-properties fo:language="en" fo:country="US"/>
    </style:style>
    <style:style style:name="P15" style:family="paragraph" style:parent-style-name="Text_20_body" style:list-style-name="L6">
      <style:paragraph-properties fo:line-height="150%"/>
      <style:text-properties fo:language="en" fo:country="US"/>
    </style:style>
    <style:style style:name="P16" style:family="paragraph" style:parent-style-name="Text_20_body">
      <style:paragraph-properties fo:line-height="150%"/>
      <style:text-properties fo:language="ru" fo:country="RU"/>
    </style:style>
    <style:style style:name="P17" style:family="paragraph" style:parent-style-name="Text_20_body" style:list-style-name="L6">
      <style:paragraph-properties fo:line-height="150%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истема<text:span text:style-name="T1"> </text:span>учёта<text:span text:style-name="T1"> </text:span>результатов<text:span text:style-name="T1"> </text:span>измерений<text:span text:style-name="T1"> Miramis </text:span><text:span text:style-name="T2">версия </text:span><text:span text:style-name="T1">1.0</text:span></text:p>
      <text:p text:style-name="P3">Руководство администратора</text:p>
      <text:p text:style-name="P3"/>
      <text:h text:style-name="P6" text:outline-level="1">Термины и определения</text:h>
      <text:p text:style-name="P1">Программный комплекс - Система<text:span text:style-name="T1"> </text:span>учёта<text:span text:style-name="T1"> </text:span><text:span text:style-name="T2">и обработки </text:span>результатов<text:span text:style-name="T1"> </text:span>измерений</text:p>
      <text:p text:style-name="P2">Входной отчёт - файл отчёта, получаемый со стенда</text:p>
      <text:p text:style-name="P2">Выходной отчёт, отчётная форма — отчёт, формируемый программным комплексом</text:p>
      <text:p text:style-name="P2">Протокол — структура данных, включающая в себя: </text:p>
      <text:list xml:id="list3058336232663301286" text:style-name="L1">
        <text:list-item>
          <text:p text:style-name="P9">Название изделия (как правило, модель, децимальный номер и т. п.)</text:p>
        </text:list-item>
        <text:list-item>
          <text:p text:style-name="P9">Название теста — название программы, по которой тестируется изделие</text:p>
        </text:list-item>
        <text:list-item>
          <text:p text:style-name="P9">Наборы параметров выходных <text:span text:style-name="T2">отчётов </text:span></text:p>
        </text:list-item>
        <text:list-item>
          <text:p text:style-name="P9">Данные о процедурах — для каждой процедуры: </text:p>
          <text:list>
            <text:list-item>
              <text:p text:style-name="P9">Номер процедуры</text:p>
            </text:list-item>
            <text:list-item>
              <text:p text:style-name="P9">Название процедуры</text:p>
            </text:list-item>
            <text:list-item>
              <text:p text:style-name="P9">Требования к режиму измерения общие</text:p>
            </text:list-item>
            <text:list-item>
              <text:p text:style-name="P9">Требования к режиму измерения поканальные</text:p>
            </text:list-item>
            <text:list-item>
              <text:p text:style-name="P9">Нормы по ТУ общие </text:p>
            </text:list-item>
            <text:list-item>
              <text:p text:style-name="P9">Нормы по ТУ поканальные</text:p>
            </text:list-item>
            <text:list-item>
              <text:p text:style-name="P9">Условные обозначения измеряемых параметров общие</text:p>
            </text:list-item>
            <text:list-item>
              <text:p text:style-name="P9">Условные обозначения измеряемых параметров поканальные</text:p>
            </text:list-item>
          </text:list>
        </text:list-item>
      </text:list>
      <text:p text:style-name="P2">Результат — структура данных, включающая в себя следующие сведения: </text:p>
      <text:list xml:id="list1851433088400992308" text:style-name="L2">
        <text:list-item>
          <text:p text:style-name="P10">Название изделия</text:p>
        </text:list-item>
        <text:list-item>
          <text:p text:style-name="P10">Название теста</text:p>
        </text:list-item>
        <text:list-item>
          <text:p text:style-name="P10">Фамилия оператора</text:p>
        </text:list-item>
        <text:list-item>
          <text:p text:style-name="P10">Дата и время теста</text:p>
        </text:list-item>
        <text:list-item>
          <text:p text:style-name="P10">Номер изделия</text:p>
        </text:list-item>
        <text:list-item>
          <text:p text:style-name="P10">Номер партии</text:p>
        </text:list-item>
        <text:list-item>
          <text:p text:style-name="P10">Отметка о прохождении теста (прошёл — не прошёл)</text:p>
        </text:list-item>
        <text:list-item>
          <text:p text:style-name="P10">Результаты прохождения процедур тестирования, включающие в себя следующие <text:soft-page-break/>сведения:</text:p>
          <text:list>
            <text:list-item>
              <text:p text:style-name="P10">Номер процедуры</text:p>
            </text:list-item>
            <text:list-item>
              <text:p text:style-name="P10">Отметку о прохождении процедуры</text:p>
            </text:list-item>
            <text:list-item>
              <text:p text:style-name="P10">Результаты всех измерений</text:p>
            </text:list-item>
          </text:list>
        </text:list-item>
      </text:list>
      <text:h text:style-name="P5" text:outline-level="1">Системные требования<text:tab/></text:h>
      <text:h text:style-name="P7" text:outline-level="2">Аппаратные требования</text:h>
      <text:p text:style-name="P2"/>
      <text:h text:style-name="P7" text:outline-level="2">Программные требования</text:h>
      <text:list xml:id="list3649155516427920143" text:style-name="L3">
        <text:list-item>
          <text:p text:style-name="P11">ОС <text:span text:style-name="T1">Linux Ubuntu Server </text:span><text:span text:style-name="T2">или </text:span><text:span text:style-name="T1">Debian </text:span><text:span text:style-name="T2">версии от 2013 года (возможна, но не гарантируется работа и на других ОС)</text:span></text:p>
        </text:list-item>
        <text:list-item>
          <text:p text:style-name="P13">FTP<text:span text:style-name="T2">-сервер </text:span>VSFTPD <text:span text:style-name="T2">или аналогичный версии от 2013 года</text:span></text:p>
        </text:list-item>
        <text:list-item>
          <text:p text:style-name="P13">Python 3.2 </text:p>
        </text:list-item>
        <text:list-item>
          <text:p text:style-name="P13">MySQL <text:span text:style-name="T2">версии от 2013 года</text:span></text:p>
        </text:list-item>
        <text:list-item>
          <text:p text:style-name="P13">Apache Web Server <text:span text:style-name="T2">версии от 2013 года</text:span></text:p>
          <text:p text:style-name="P11"/>
        </text:list-item>
      </text:list>
      <text:h text:style-name="P5" text:outline-level="1">Состав установочного пакета</text:h>
      <text:list xml:id="list2442524298103557743" text:style-name="L4">
        <text:list-item>
          <text:p text:style-name="P12"><text:span text:style-name="T1">MiramisPHP – PHP</text:span><text:span text:style-name="T2"> и </text:span><text:span text:style-name="T1">JS</text:span><text:span text:style-name="T2">-скрипты</text:span></text:p>
        </text:list-item>
        <text:list-item>
          <text:p text:style-name="P14">python – Python-<text:span text:style-name="T2">скрипты</text:span></text:p>
        </text:list-item>
        <text:list-item>
          <text:p text:style-name="P14">mysqlStore – <text:span text:style-name="T2">скрипты для развёртывания базы данных </text:span></text:p>
        </text:list-item>
      </text:list>
      <text:h text:style-name="P5" text:outline-level="1">Развёртывание системы</text:h>
      <text:h text:style-name="P7" text:outline-level="2">Подготовка к установке (установка требуемого ПО)</text:h>
      <text:list xml:id="list4671853451521798590" text:style-name="L6">
        <text:list-item>
          <text:p text:style-name="P15"><text:span text:style-name="T2">Установка </text:span>MySQL, VSFTPD, Apache Web Server</text:p>
          <text:p text:style-name="P17">Установку производим в соответствии с инструкциями по установке к соответствующим программам</text:p>
        </text:list-item>
        <text:list-item>
          <text:p text:style-name="P17"><text:soft-page-break/>Настройка работы <text:span text:style-name="T1">python </text:span>как <text:span text:style-name="T1">cgi </text:span></text:p>
          <text:p text:style-name="P17">В файле <text:span text:style-name="T1">httpd.conf </text:span>(или в его аналог, например, <text:span text:style-name="T1">/etc/apache2/sites-enabled/000-default) </text:span>вносим такую информацию</text:p>
          <text:p text:style-name="P17"><text:span text:style-name="T1"><text:s text:c="2"/>&lt;Directory "/var/www/html/python"&gt;<text:line-break/> Options <text:s/>+FollowSymLinks -MultiViews +ExecCGI<text:line-break/> AllowOverride None<text:line-break/> Order allow,deny<text:line-break/> allow from all<text:line-break/> AddHandler cgi-script .py<text:line-break/> &lt;/Directory&gt; </text:span></text:p>
        </text:list-item>
        <text:list-item>
          <text:p text:style-name="P17">Папки <text:span text:style-name="T1">MiramisPHP </text:span>и <text:span text:style-name="T1">python </text:span>копируем в папку /<text:span text:style-name="T1">var/www/html. </text:span>Проверяем, что в файлах <text:span text:style-name="T1">python-</text:span>скриптов первой строчкой идёт путь к исполняемому файлу <text:span text:style-name="T1">python, </text:span>и что окончания строк соответствуют принятым в <text:span text:style-name="T1">unix. </text:span>Назначаем на все файлы права или владельца, позволяющие исполняться веб-сервером. На файл <text:span text:style-name="T1"><text:s/>res_groupadd.py </text:span>права назначаются таким образом, чтобы обеспечить его запуск по <text:span text:style-name="T1">cron. </text:span></text:p>
        </text:list-item>
        <text:list-item>
          <text:p text:style-name="P17">Настройка прав пользователей для загрузки файлов отчётов</text:p>
          <text:list>
            <text:list-item>
              <text:p text:style-name="P17">Создаём пользователя <text:span text:style-name="T1">r_uploader </text:span>с домашней папкой /<text:span text:style-name="T1">home/r_uploader</text:span></text:p>
            </text:list-item>
            <text:list-item>
              <text:p text:style-name="P17">В его папке создаём папки <text:span text:style-name="T1">groupadd_reswatchfolder, groupadd_resputfolder. </text:span>В первую папку надлежит складывать входные отчёты, во вторую будут направляться отчёты, загружаемые в систему. Эти папки могут называться по-другому, в этом случае в файле <text:span text:style-name="T1">res_groupadd.py </text:span>должны быть соответствующим образом изменены значения переменных watchfolder="/home/r_uploader/groupadd_reswatchfolder/"<text:line-break/>putfolder="/home/r_uploader/groupadd_resputfolder/"<text:line-break/>logfile="/var/log/miramis/report_groupadd.txt"</text:p>
            </text:list-item>
            <text:list-item>
              <text:p text:style-name="P17">Создаём файл /var/log/miramis/report_groupadd.txt, назначаем пользователя, от имени которого <text:span text:style-name="T1">cron </text:span>будет запускать файл <text:span text:style-name="T1">res_groupadd.py </text:span>его собственником (либо назначаем ему права 777, что не рекомендуется)</text:p>
            </text:list-item>
            <text:list-item>
              <text:p text:style-name="P17">Папке <text:span text:style-name="T1">groupadd_reswatchfolder </text:span>назначаем права <text:span text:style-name="T1">drwxrwxr-x, </text:span>владелец <text:span text:style-name="T1">r_uploader, </text:span>группа w<text:span text:style-name="T1">ww-data.</text:span></text:p>
            </text:list-item>
            <text:list-item>
              <text:p text:style-name="P17">Папке <text:span text:style-name="T1">groupadd_resputfolder </text:span>назначаем права <text:s/><text:span text:style-name="T1">drwxrwxr-x, </text:span>владелец <text:span text:style-name="T1">administrator </text:span>(администратор машины), группа <text:span text:style-name="T1">www-data.</text:span></text:p>
            </text:list-item>
            <text:list-item>
              <text:p text:style-name="P17"><text:soft-page-break/>Пользователя <text:span text:style-name="T1">administrator </text:span>вводим в группу <text:span text:style-name="T1">www-data, </text:span>пользователь <text:span text:style-name="T1">r_uploader </text:span>не добавляется в эту группу.</text:p>
            </text:list-item>
            <text:list-item>
              <text:p text:style-name="P17">Папке /<text:span text:style-name="T1">home/r_uploader </text:span>задаём права <text:span text:style-name="T1">dr_xr_xr_x </text:span>владелец <text:span text:style-name="T1">r_uploader </text:span>группа <text:span text:style-name="T1">r_uploader</text:span></text:p>
            </text:list-item>
            <text:list-item>
              <text:p text:style-name="P17">В конфигурационном <text:s/>файле <text:span text:style-name="T1">vsftpd <text:s/>/etc/vsftpd.conf </text:span>делаем следующие настройки:<text:line-break/><text:span text:style-name="T1">anonymous_enable=NO<text:line-break/>local_enable=YES<text:line-break/>local_umask=rwxrwxrwx<text:line-break/>chroot_list_enable=YES<text:line-break/>chroot_list_file=/etc/vsftpd.chroot_list</text:span></text:p>
            </text:list-item>
            <text:list-item>
              <text:p text:style-name="P17">В файле <text:span text:style-name="T1">/etc/vsftpd.chroot_list </text:span>пишем <text:span text:style-name="T1">r_uploader</text:span></text:p>
            </text:list-item>
            <text:list-item>
              <text:p text:style-name="P17">Это даёт нам такие возможности:</text:p>
              <text:list>
                <text:list-item>
                  <text:p text:style-name="P17">Пользователь <text:span text:style-name="T1">r_uploader </text:span>не может проникнуть в систему дальше своей домашней папки, не может создавать другие папки в своей домашней папке, не может удалять файлы из папки <text:span text:style-name="T1">groupadd_resputfolder, </text:span>не может удалять папки в своей домашней папке</text:p>
                </text:list-item>
                <text:list-item>
                  <text:p text:style-name="P17">Пользователь <text:span text:style-name="T1">r_uploader </text:span>может загружать файлы <text:s/>в папку <text:span text:style-name="T1">groupadd_reswatchfolder, </text:span>может удалять ошибочно загруженные отчёты</text:p>
                  <text:p text:style-name="P17"><text:span text:style-name="T1"/></text:p>
                </text:list-item>
              </text:list>
            </text:list-item>
          </text:list>
        </text:list-item>
        <text:list-item>
          <text:p text:style-name="P17">Настройка <text:span text:style-name="T1">MySQL</text:span></text:p>
          <text:list>
            <text:list-item>
              <text:p text:style-name="P17">Выполняем скрипты из папки <text:span text:style-name="T1">mysqlStore</text:span></text:p>
            </text:list-item>
            <text:list-item>
              <text:p text:style-name="P17">Создаём пользователя <text:span text:style-name="T1">root </text:span>с паролем 123 и даём ему все права на базу данных <text:s/><text:span text:style-name="T1">miramisdb. </text:span>Пользователь и пароль могут быть другими, в этом случае изменять переменные в файлах <text:span text:style-name="T1">MiramisPHP/dbconnect.php </text:span>и <text:span text:style-name="T1">python/mydbconnect.py</text:span></text:p>
            </text:list-item>
          </text:list>
        </text:list-item>
        <text:list-item>
          <text:p text:style-name="P17">Настройка <text:span text:style-name="T1">cron</text:span></text:p>
          <text:p text:style-name="P17"><text:span text:style-name="T1">З</text:span>апускаем <text:span text:style-name="T1">crontab -e. </text:span>В появившемся редакторе вводим строку <text:span text:style-name="T1"><text:s/>*/5 * * * 1,2,3,4,5,6,7 <text:s/>/var/www/html/python/res_groupadd.py , </text:span>что задаёт запуск скрипта добавления входных отчётов раз в пять минут. После ввода строки обязательно нажать <text:span text:style-name="T1">Enter. </text:span></text:p>
        </text:list-item>
      </text:list>
      <text:p text:style-name="P16">Приведённые рекомендации описывают один из вариантов развёртывания системы на компьютере. Реальная установка может изменяться в зависимости от потребностей <text:soft-page-break/>пользователя. </text:p>
      <text:p text:style-name="P2"/>
      <text:h text:style-name="P7" text:outline-level="2">Проверка функционирования системы</text:h>
      <text:p text:style-name="P2">Проверяется доступность <text:span text:style-name="T1">PHP</text:span><text:span text:style-name="T2">-страниц</text:span></text:p>
      <text:p text:style-name="P2"><text:span text:style-name="T2">Проверяется работа </text:span><text:span text:style-name="T1">python-</text:span><text:span text:style-name="T2">скриптов</text:span></text:p>
      <text:p text:style-name="P16">Проверяется загрузка отчётов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2:34:12.40</meta:creation-date>
    <dc:date>2014-09-26T16:34:22.20</dc:date>
    <meta:editing-duration>PT2H1M17S</meta:editing-duration>
    <meta:editing-cycles>78</meta:editing-cycles>
    <meta:generator>OpenOffice.org/3.4.1$Win32 OpenOffice.org_project/341m1$Build-9593</meta:generator>
    <meta:document-statistic meta:table-count="0" meta:image-count="0" meta:object-count="0" meta:page-count="6" meta:paragraph-count="74" meta:word-count="679" meta:character-count="5259"/>
  </office:meta>
</office:document-meta>
</file>